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Code" svg:font-family="'Fira Code'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6"/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 style:list-style-name="L9"/>
    <style:style style:name="P6" style:family="paragraph" style:parent-style-name="Text_20_body" style:list-style-name="L11"/>
    <style:style style:name="P7" style:family="paragraph" style:parent-style-name="Text_20_body" style:list-style-name="L12"/>
    <style:style style:name="P8" style:family="paragraph" style:parent-style-name="Text_20_body" style:list-style-name="L13"/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Text_20_body" style:list-style-name="L4">
      <style:paragraph-properties fo:margin-top="0cm" fo:margin-bottom="0cm"/>
    </style:style>
    <style:style style:name="P13" style:family="paragraph" style:parent-style-name="Text_20_body" style:list-style-name="L5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style:style style:name="P15" style:family="paragraph" style:parent-style-name="Text_20_body" style:list-style-name="L8">
      <style:paragraph-properties fo:margin-top="0cm" fo:margin-bottom="0cm"/>
    </style:style>
    <style:style style:name="P16" style:family="paragraph" style:parent-style-name="Text_20_body" style:list-style-name="L11">
      <style:paragraph-properties fo:margin-top="0cm" fo:margin-bottom="0cm"/>
    </style:style>
    <style:style style:name="P17" style:family="paragraph" style:parent-style-name="Text_20_body" style:list-style-name="L12">
      <style:paragraph-properties fo:margin-top="0cm" fo:margin-bottom="0cm"/>
    </style:style>
    <style:style style:name="P18" style:family="paragraph" style:parent-style-name="Text_20_body" style:list-style-name="L13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Présentation du Projet</text:h>
      <text:h text:style-name="Heading_20_3" text:outline-level="3">1.1 Contexte</text:h>
      <text:p text:style-name="Text_20_body">Je développe un portfolio pour démontrer mes capacités de développement web que j'ai pu apprendre à la Web@cadémie.</text:p>
      <text:h text:style-name="Heading_20_3" text:outline-level="3">1.2 Objectifs</text:h>
      <text:list xml:id="list886102391453324055" text:style-name="L1">
        <text:list-item>
          <text:p text:style-name="P9">Obtenir une première véritable visibilité sur internet.</text:p>
        </text:list-item>
        <text:list-item>
          <text:p text:style-name="P9">Fournir des informations claires sur mes compétences.</text:p>
        </text:list-item>
        <text:list-item>
          <text:p text:style-name="P9">Offrir une plate-forme de contact aux éventuelles entreprises recherchant mon profil.</text:p>
        </text:list-item>
      </text:list>
      <text:h text:style-name="Heading_20_2" text:outline-level="2">2. Cibles</text:h>
      <text:h text:style-name="Heading_20_3" text:outline-level="3">2.1 Public Visé</text:h>
      <text:list xml:id="list8925061439901829497" text:style-name="L2">
        <text:list-item>
          <text:p text:style-name="P10">Chasseurs de tête, recruteurs.</text:p>
        </text:list-item>
        <text:list-item>
          <text:p text:style-name="P10">Collègues</text:p>
        </text:list-item>
      </text:list>
      <text:h text:style-name="Heading_20_2" text:outline-level="2">3. Fonctionnalités</text:h>
      <text:h text:style-name="Heading_20_3" text:outline-level="3">3.1 Pages Principales</text:h>
      <text:list xml:id="list3585922905724054943" text:style-name="L3">
        <text:list-item>
          <text:p text:style-name="P11"><text:span text:style-name="Strong_20_Emphasis">Accueil</text:span> : Ma présentation générale.</text:p>
        </text:list-item>
        <text:list-item>
          <text:p text:style-name="P11"><text:span text:style-name="Strong_20_Emphasis">Projets</text:span> : Détails des projets mis en avant avec un espace commentaires et une preview.</text:p>
        </text:list-item>
        <text:list-item>
          <text:p text:style-name="P11"><text:span text:style-name="Strong_20_Emphasis">À Propos</text:span> : Informations sur mon parcours professionnel et mes hobbies.</text:p>
        </text:list-item>
        <text:list-item>
          <text:p text:style-name="P11"><text:span text:style-name="Strong_20_Emphasis">Contact</text:span> : Formulaire de contact, coordonnées, et carte Google Maps.</text:p>
        </text:list-item>
      </text:list>
      <text:h text:style-name="Heading_20_3" text:outline-level="3">3.2 Fonctions Techniques</text:h>
      <text:list xml:id="list3022266819329399492" text:style-name="L4">
        <text:list-item>
          <text:p text:style-name="P12"><text:span text:style-name="Strong_20_Emphasis">Responsivité</text:span> : Le site sera compatible avec tous les types de dispositifs (ordinateurs, tablettes, smartphones).</text:p>
        </text:list-item>
        <text:list-item>
          <text:p text:style-name="P12"><text:span text:style-name="Strong_20_Emphasis">SEO</text:span> : Optimisation pour les moteurs de recherche.</text:p>
        </text:list-item>
      </text:list>
      <text:h text:style-name="Heading_20_2" text:outline-level="2">4. Design</text:h>
      <text:h text:style-name="Heading_20_3" text:outline-level="3">4.1 Charte Graphique</text:h>
      <text:list xml:id="list263839517878585155" text:style-name="L5">
        <text:list-item>
          <text:p text:style-name="P13">Respect de la maquette définit en début de projet.</text:p>
        </text:list-item>
        <text:list-item>
          <text:p text:style-name="P1">Design moderne et épuré.</text:p>
        </text:list-item>
      </text:list>
      <text:h text:style-name="Heading_20_3" text:outline-level="3">4.2 Expérience Utilisateur (UX)</text:h>
      <text:list xml:id="list6909561089866413982" text:style-name="L6">
        <text:list-item>
          <text:p text:style-name="P14">Navigation intuitive.</text:p>
        </text:list-item>
        <text:list-item>
          <text:p text:style-name="P14">Chargement rapide de la page.</text:p>
        </text:list-item>
        <text:list-item>
          <text:p text:style-name="P2">Accessibilité (WCAG 2.1).</text:p>
        </text:list-item>
      </text:list>
      <text:h text:style-name="Heading_20_2" text:outline-level="2"><text:soft-page-break/>5. Contenus</text:h>
      <text:h text:style-name="Heading_20_3" text:outline-level="3">5.1 Textes</text:h>
      <text:list xml:id="list5748932384761129279" text:style-name="L7">
        <text:list-item>
          <text:p text:style-name="P3">Rédigés en tenant compte du SEO.</text:p>
        </text:list-item>
      </text:list>
      <text:h text:style-name="Heading_20_3" text:outline-level="3">5.2 Icones et Photos</text:h>
      <text:list xml:id="list7304335504056058421" text:style-name="L8">
        <text:list-item>
          <text:p text:style-name="P15">Qualité HD, optimisées pour le web.</text:p>
        </text:list-item>
        <text:list-item>
          <text:p text:style-name="P4">Récupérées sur Fontawesome.</text:p>
        </text:list-item>
        <text:list-item>
          <text:p text:style-name="P4">Ma photo professionnelle</text:p>
        </text:list-item>
      </text:list>
      <text:h text:style-name="Heading_20_2" text:outline-level="2">6. Hébergement</text:h>
      <text:h text:style-name="Heading_20_3" text:outline-level="3">6.1 Hébergement</text:h>
      <text:list xml:id="list4428718227055651862" text:style-name="L9">
        <text:list-item>
          <text:p text:style-name="P5">Scalingo</text:p>
        </text:list-item>
      </text:list>
      <text:h text:style-name="Heading_20_2" text:outline-level="2">7. Planning</text:h>
      <text:h text:style-name="Heading_20_3" text:outline-level="3">7.1 Phases du Projet</text:h>
      <text:list xml:id="list1348817573275751061" text:style-name="L11">
        <text:list-item>
          <text:p text:style-name="P16"><text:span text:style-name="Strong_20_Emphasis">Cadrage et analyse des besoins</text:span> : 2 jours.</text:p>
        </text:list-item>
        <text:list-item>
          <text:p text:style-name="P16"><text:span text:style-name="Strong_20_Emphasis">Conception graphique</text:span> : 1 semaine.</text:p>
        </text:list-item>
        <text:list-item>
          <text:p text:style-name="P16"><text:span text:style-name="Strong_20_Emphasis">Développement</text:span> : 3 semaines.</text:p>
        </text:list-item>
        <text:list-item>
          <text:p text:style-name="P16"><text:span text:style-name="Strong_20_Emphasis">Tests et ajustements</text:span> : 2 semaines.</text:p>
        </text:list-item>
        <text:list-item>
          <text:p text:style-name="P6"><text:span text:style-name="Strong_20_Emphasis">Lancement et documentation</text:span> : 1 semaine.</text:p>
        </text:list-item>
      </text:list>
      <text:h text:style-name="Heading_20_3" text:outline-level="3">7.2 Dates Clés</text:h>
      <text:list xml:id="list216524124589137349" text:style-name="L12">
        <text:list-item>
          <text:p text:style-name="P17">Début du projet : 1er août</text:p>
        </text:list-item>
        <text:list-item>
          <text:p text:style-name="P7">Livraison finale : 2 novembre</text:p>
        </text:list-item>
      </text:list>
      <text:h text:style-name="Heading_20_2" text:outline-level="2">8. Contact</text:h>
      <text:h text:style-name="Heading_20_3" text:outline-level="3">8.1 Responsable et développeur du Projet</text:h>
      <text:list xml:id="list4902521188053010186" text:style-name="L13">
        <text:list-item>
          <text:p text:style-name="P18">Nom : COMPPER Mickaël</text:p>
        </text:list-item>
        <text:list-item>
          <text:p text:style-name="P18">Email : <text:a xlink:type="simple" xlink:href="mailto:Mickael.Compper@proton.me" text:style-name="Internet_20_link" text:visited-style-name="Visited_20_Internet_20_Link">Mickael.Compper@proton.me</text:a></text:p>
        </text:list-item>
        <text:list-item>
          <text:p text:style-name="P8">Téléphone : 06 95 96 25 59</text:p>
        </text:list-item>
        <text:list-item>
          <text:p text:style-name="P8">GitHub : <text:a xlink:type="simple" xlink:href="https://github.com/MickaelCompper" text:style-name="Internet_20_link" text:visited-style-name="Visited_20_Internet_20_Link">https://github.com/MickaelCompper</text:a></text:p>
        </text:list-item>
        <text:list-item>
          <text:p text:style-name="P8">LinkedIn : <text:a xlink:type="simple" xlink:href="https://www.linkedin.com/in/mickael-compper/" text:style-name="Internet_20_link" text:visited-style-name="Visited_20_Internet_20_Link">https://www.linkedin.com/in/mickael-compper/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Code" svg:font-family="'Fira Code'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01T16:51:23.12</meta:creation-date>
    <dc:date>2024-10-21T13:52:34.61</dc:date>
    <meta:editing-duration>PT33M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2" meta:paragraph-count="55" meta:word-count="306" meta:character-count="1842"/>
  </office:meta>
</office:document-meta>
</file>